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3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6" style:family="graphic" style:parent-style-name="standard">
      <style:graphic-properties draw:fill-color="#00ff00"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fo:min-height="0.88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302cm" svg:height="3.937cm" svg:x="1.508cm" svg:y="1.381cm">
          <text:p text:style-name="P1">Starting</text:p>
          <text:p text:style-name="P1">Schem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xml:id="id3" draw:id="id3" draw:layer="layout" svg:width="3.175cm" svg:height="4.191cm" svg:x="5.953cm" svg:y="1.381cm">
          <text:p text:style-name="P1">Universal</text:p>
          <text:p text:style-name="P1">Schema</text:p>
          <text:p text:style-name="P1">From</text:p>
          <text:p text:style-name="P1">Development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xml:id="id2" draw:id="id2" draw:layer="layout" svg:width="2.159cm" svg:height="3.937cm" svg:x="7.096cm" svg:y="7.985cm">
          <text:p text:style-name="P1">Pgcmp</text:p>
          <draw:enhanced-geometry svg:viewBox="0 0 21600 21600" draw:glue-points="10800 0 10800 10800 10800 21600" draw:text-areas="5400 5400 16200 16200" draw:type="flowchart-collate" draw:enhanced-path="M 0 0 L 21600 21600 0 21600 21600 0 0 0 Z N"/>
        </draw:custom-shape>
        <draw:custom-shape draw:style-name="gr3" draw:text-style-name="P1" xml:id="id4" draw:id="id4" draw:layer="layout" svg:width="5.715cm" svg:height="2.921cm" svg:x="11.16cm" svg:y="2.397cm">
          <text:p text:style-name="P1">Expected</text:p>
          <text:p text:style-name="P1">Differences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onnector draw:style-name="gr4" draw:text-style-name="P1" draw:layer="layout" svg:x1="3.159cm" svg:y1="5.318cm" svg:x2="8.176cm" svg:y2="7.985cm" draw:start-shape="id1" draw:start-glue-point="7" draw:end-shape="id2" draw:end-glue-point="4" svg:d="m3159 5318v1333h5017v1334">
          <text:p/>
        </draw:connector>
        <draw:connector draw:style-name="gr4" draw:text-style-name="P1" draw:layer="layout" draw:line-skew="-0.635cm" svg:x1="7.541cm" svg:y1="5.572cm" svg:x2="8.176cm" svg:y2="7.985cm" draw:start-shape="id3" draw:start-glue-point="7" draw:end-shape="id2" draw:end-glue-point="4" svg:d="m7541 5572v571h635v1842">
          <text:p/>
        </draw:connector>
        <draw:connector draw:style-name="gr4" draw:text-style-name="P1" draw:layer="layout" svg:x1="14.017cm" svg:y1="5.318cm" svg:x2="8.176cm" svg:y2="7.985cm" draw:start-shape="id4" draw:end-shape="id2" draw:end-glue-point="4" svg:d="m14017 5318v1333h-5841v1334">
          <text:p/>
        </draw:connector>
        <draw:custom-shape draw:style-name="gr5" draw:text-style-name="P1" draw:layer="layout" svg:width="4.064cm" svg:height="3.175cm" svg:x="13.7cm" svg:y="13.319cm">
          <text:p text:style-name="P1">Unexplained</text:p>
          <text:p text:style-name="P1">Differences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1" draw:layer="layout" svg:width="4.699cm" svg:height="2.921cm" svg:x="6.969cm" svg:y="13.446cm">
          <text:p text:style-name="P1">Explained</text:p>
          <text:p text:style-name="P1">Differences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1" xml:id="id5" draw:id="id5" draw:layer="layout" svg:width="4.191cm" svg:height="2.921cm" svg:x="1.889cm" svg:y="13.446cm">
          <text:p text:style-name="P1">Identical</text:p>
          <text:p text:style-name="P1">Objects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7" draw:text-style-name="P1" draw:layer="layout" draw:type="line" svg:x1="8.176cm" svg:y1="11.922cm" svg:x2="3.985cm" svg:y2="13.446cm" draw:start-shape="id2" draw:start-glue-point="6" draw:end-shape="id5" draw:end-glue-point="4" svg:d="m8176 11922-4191 1524">
          <text:p/>
        </draw:connector>
        <draw:line draw:style-name="gr7" draw:text-style-name="P1" draw:layer="layout" svg:x1="8.112cm" svg:y1="11.922cm" svg:x2="9.128cm" svg:y2="13.573cm">
          <text:p/>
        </draw:line>
        <draw:line draw:style-name="gr7" draw:text-style-name="P1" draw:layer="layout" svg:x1="8.112cm" svg:y1="11.922cm" svg:x2="15.859cm" svg:y2="13.319cm">
          <text:p/>
        </draw:line>
        <draw:frame draw:style-name="gr8" draw:layer="layout" svg:width="2.229cm" svg:height="0.962cm" svg:x="7.026cm" svg:y="5.88cm">
          <draw:text-box>
            <text:p>Inputs</text:p>
          </draw:text-box>
        </draw:frame>
        <draw:frame draw:style-name="gr9" draw:layer="layout" svg:width="4.572cm" svg:height="1.139cm" svg:x="6.715cm" svg:y="12.434cm">
          <draw:text-box>
            <text:p>Output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17T15:15:20</meta:creation-date>
    <dc:date>2012-08-17T16:29:08</dc:date>
    <meta:editing-duration>PT43M38S</meta:editing-duration>
    <meta:editing-cycles>1</meta:editing-cycles>
    <meta:document-statistic meta:object-count="15"/>
    <meta:generator>LibreOffice/3.5$Linux_X86_64 LibreOffice_project/350m1$Build-2</meta:generator>
  </office:meta>
</office:document-meta>
</file>